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0.56mm" svg:y="95.56mm">
            <draw:object draw:notify-on-update-of-ranges="Sheet1.A22:Sheet1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20 <text:s text:c="3"/>sampled: 1865.112 <text:s text:c="2"/>given: 3800 <text:s text:c="2"/>gain: 2.0374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20 <text:s text:c="3"/>sampled: 1865.112 <text:s text:c="2"/>given: 3800 <text:s text:c="2"/>gain: 2.0374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7 <text:s text:c="3"/>sampled: 1767.123 <text:s text:c="2"/>given: 3600 <text:s text:c="2"/>gain: 2.0372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6 <text:s text:c="3"/>sampled: 1767.023 <text:s text:c="2"/>given: 3600 <text:s text:c="2"/>gain: 2.03732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0 <text:s text:c="3"/>sampled: 1668.732 <text:s text:c="2"/>given: 3400 <text:s text:c="2"/>gain: 2.037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0 <text:s text:c="3"/>sampled: 1668.732 <text:s text:c="2"/>given: 3400 <text:s text:c="2"/>gain: 2.037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6 <text:s text:c="3"/>sampled: 1570.642 <text:s text:c="2"/>given: 3200 <text:s text:c="2"/>gain: 2.03738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6 <text:s text:c="3"/>sampled: 1570.642 <text:s text:c="2"/>given: 3200 <text:s text:c="2"/>gain: 2.03738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2 <text:s text:c="3"/>sampled: 1472.552 <text:s text:c="2"/>given: 3000 <text:s text:c="2"/>gain: 2.03727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2 <text:s text:c="3"/>sampled: 1472.552 <text:s text:c="2"/>given: 3000 <text:s text:c="2"/>gain: 2.03727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8 <text:s text:c="3"/>sampled: 1374.463 <text:s text:c="2"/>given: 2800 <text:s text:c="2"/>gain: 2.0371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8 <text:s text:c="3"/>sampled: 1374.463 <text:s text:c="2"/>given: 2800 <text:s text:c="2"/>gain: 2.0371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3 <text:s text:c="3"/>sampled: 1276.273 <text:s text:c="2"/>given: 2600 <text:s text:c="2"/>gain: 2.0371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2 <text:s text:c="3"/>sampled: 1276.172 <text:s text:c="2"/>given: 2600 <text:s text:c="2"/>gain: 2.0373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9 <text:s text:c="3"/>sampled: 1178.183 <text:s text:c="2"/>given: 2400 <text:s text:c="2"/>gain: 2.0370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8 <text:s text:c="3"/>sampled: 1178.082 <text:s text:c="2"/>given: 2400 <text:s text:c="2"/>gain: 2.0372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9 <text:s text:c="3"/>sampled: 1178.183 <text:s text:c="2"/>given: 2400 <text:s text:c="2"/>gain: 2.0370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5 <text:s text:c="3"/>sampled: 1080.093 <text:s text:c="2"/>given: 22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5 <text:s text:c="3"/>sampled: 1080.093 <text:s text:c="2"/>given: 2200 <text:s text:c="2"/>gain: 2.03686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.037411" calcext:value-type="float">
            <text:p>2.037411</text:p>
          </table:table-cell>
          <table:table-cell table:number-columns-repeated="5"/>
        </table:table-row>
        <table:table-row table:style-name="ro1">
          <table:table-cell table:style-name="ce1" office:value-type="float" office:value="2.037411" calcext:value-type="float">
            <text:p>2.037411</text:p>
          </table:table-cell>
          <table:table-cell table:number-columns-repeated="5"/>
        </table:table-row>
        <table:table-row table:style-name="ro1">
          <table:table-cell table:style-name="ce1" office:value-type="float" office:value="2.037209" calcext:value-type="float">
            <text:p>2.037209</text:p>
          </table:table-cell>
          <table:table-cell table:number-columns-repeated="5"/>
        </table:table-row>
        <table:table-row table:style-name="ro1">
          <table:table-cell table:style-name="ce1" office:value-type="float" office:value="2.037325" calcext:value-type="float">
            <text:p>2.037325</text:p>
          </table:table-cell>
          <table:table-cell table:number-columns-repeated="5"/>
        </table:table-row>
        <table:table-row table:style-name="ro1">
          <table:table-cell table:style-name="ce1" office:value-type="float" office:value="2.037476" calcext:value-type="float">
            <text:p>2.037476</text:p>
          </table:table-cell>
          <table:table-cell table:number-columns-repeated="5"/>
        </table:table-row>
        <table:table-row table:style-name="ro1">
          <table:table-cell table:style-name="ce1" office:value-type="float" office:value="2.037476" calcext:value-type="float">
            <text:p>2.037476</text:p>
          </table:table-cell>
          <table:table-cell table:number-columns-repeated="5"/>
        </table:table-row>
        <table:table-row table:style-name="ro1">
          <table:table-cell table:style-name="ce1" office:value-type="float" office:value="2.037383" calcext:value-type="float">
            <text:p>2.037383</text:p>
          </table:table-cell>
          <table:table-cell table:number-columns-repeated="5"/>
        </table:table-row>
        <table:table-row table:style-name="ro1">
          <table:table-cell table:style-name="ce1" office:value-type="float" office:value="2.037383" calcext:value-type="float">
            <text:p>2.037383</text:p>
          </table:table-cell>
          <table:table-cell table:number-columns-repeated="5"/>
        </table:table-row>
        <table:table-row table:style-name="ro1">
          <table:table-cell table:style-name="ce1" office:value-type="float" office:value="2.037279" calcext:value-type="float">
            <text:p>2.037279</text:p>
          </table:table-cell>
          <table:table-cell table:number-columns-repeated="5"/>
        </table:table-row>
        <table:table-row table:style-name="ro1">
          <table:table-cell table:style-name="ce1" office:value-type="float" office:value="2.037279" calcext:value-type="float">
            <text:p>2.037279</text:p>
          </table:table-cell>
          <table:table-cell table:number-columns-repeated="5"/>
        </table:table-row>
        <table:table-row table:style-name="ro1">
          <table:table-cell table:style-name="ce1" office:value-type="float" office:value="2.037159" calcext:value-type="float">
            <text:p>2.037159</text:p>
          </table:table-cell>
          <table:table-cell table:number-columns-repeated="5"/>
        </table:table-row>
        <table:table-row table:style-name="ro1">
          <table:table-cell table:style-name="ce1" office:value-type="float" office:value="2.037159" calcext:value-type="float">
            <text:p>2.037159</text:p>
          </table:table-cell>
          <table:table-cell table:number-columns-repeated="5"/>
        </table:table-row>
        <table:table-row table:style-name="ro1">
          <table:table-cell table:style-name="ce1" office:value-type="float" office:value="2.037182" calcext:value-type="float">
            <text:p>2.037182</text:p>
          </table:table-cell>
          <table:table-cell table:number-columns-repeated="5"/>
        </table:table-row>
        <table:table-row table:style-name="ro1">
          <table:table-cell table:style-name="ce1" office:value-type="float" office:value="2.037343" calcext:value-type="float">
            <text:p>2.037343</text:p>
          </table:table-cell>
          <table:table-cell table:number-columns-repeated="5"/>
        </table:table-row>
        <table:table-row table:style-name="ro1">
          <table:table-cell table:style-name="ce1" office:value-type="float" office:value="2.037035" calcext:value-type="float">
            <text:p>2.037035</text:p>
          </table:table-cell>
          <table:table-cell table:number-columns-repeated="5"/>
        </table:table-row>
        <table:table-row table:style-name="ro1">
          <table:table-cell table:style-name="ce1" office:value-type="float" office:value="2.037209" calcext:value-type="float">
            <text:p>2.037209</text:p>
          </table:table-cell>
          <table:table-cell table:number-columns-repeated="5"/>
        </table:table-row>
        <table:table-row table:style-name="ro1">
          <table:table-cell table:style-name="ce1" office:value-type="float" office:value="2.037035" calcext:value-type="float">
            <text:p>2.037035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715" calcext:value-type="float">
            <text:p>2.03715</text:p>
          </table:table-cell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formula="of:=AVERAGE([.A53:.A98])" office:value-type="float" office:value="2323.07969565217" calcext:value-type="float">
            <text:p>2323.07969565217</text:p>
          </table:table-cell>
          <table:table-cell table:formula="of:=AVERAGE([.F53:.F56])" office:value-type="float" office:value="49.92475" calcext:value-type="float">
            <text:p>49.92475</text:p>
          </table:table-cell>
          <table:table-cell table:formula="of:=2*[.C53]" office:value-type="float" office:value="99.8495" calcext:value-type="float">
            <text:p>99.8495</text:p>
          </table:table-cell>
          <table:table-cell table:formula="of:=[.D53]/[.B53]" office:value-type="float" office:value="0.0429815215495518" calcext:value-type="float">
            <text:p>0.042981521549552</text:p>
          </table:table-cell>
          <table:table-cell office:value-type="float" office:value="49.93" calcext:value-type="float">
            <text:p>49.93</text:p>
          </table:table-cell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4"/>
          <table:table-cell office:value-type="float" office:value="49.925" calcext:value-type="float">
            <text:p>49.925</text:p>
          </table:table-cell>
        </table:table-row>
        <table:table-row table:style-name="ro1">
          <table:table-cell office:value-type="float" office:value="2323.535" calcext:value-type="float">
            <text:p>2323.535</text:p>
          </table:table-cell>
          <table:table-cell table:number-columns-repeated="4"/>
          <table:table-cell office:value-type="float" office:value="49.92" calcext:value-type="float">
            <text:p>49.92</text:p>
          </table:table-cell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4"/>
          <table:table-cell office:value-type="float" office:value="49.924" calcext:value-type="float">
            <text:p>49.924</text:p>
          </table:table-cell>
        </table:table-row>
        <table:table-row table:style-name="ro1">
          <table:table-cell office:value-type="float" office:value="2323.032" calcext:value-type="float">
            <text:p>2323.032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5"/>
        </table:table-row>
        <table:table-row table:style-name="ro1">
          <table:table-cell office:value-type="float" office:value="2323.032" calcext:value-type="float">
            <text:p>2323.032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24.039" calcext:value-type="float">
            <text:p>2324.039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23.636" calcext:value-type="float">
            <text:p>2323.636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3.636" calcext:value-type="float">
            <text:p>2323.636</text:p>
          </table:table-cell>
          <table:table-cell table:number-columns-repeated="5"/>
        </table:table-row>
        <table:table-row table:style-name="ro1">
          <table:table-cell office:value-type="float" office:value="2323.132" calcext:value-type="float">
            <text:p>2323.132</text:p>
          </table:table-cell>
          <table:table-cell table:number-columns-repeated="5"/>
        </table:table-row>
        <table:table-row table:style-name="ro1">
          <table:table-cell office:value-type="float" office:value="2324.139" calcext:value-type="float">
            <text:p>2324.139</text:p>
          </table:table-cell>
          <table:table-cell table:number-columns-repeated="5"/>
        </table:table-row>
        <table:table-row table:style-name="ro1">
          <table:table-cell office:value-type="float" office:value="2322.629" calcext:value-type="float">
            <text:p>2322.629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5"/>
        </table:table-row>
        <table:table-row table:style-name="ro1">
          <table:table-cell office:value-type="float" office:value="2323.535" calcext:value-type="float">
            <text:p>2323.535</text:p>
          </table:table-cell>
          <table:table-cell table:number-columns-repeated="5"/>
        </table:table-row>
        <table:table-row table:style-name="ro1">
          <table:table-cell office:value-type="float" office:value="2323.233" calcext:value-type="float">
            <text:p>2323.233</text:p>
          </table:table-cell>
          <table:table-cell table:number-columns-repeated="5"/>
        </table:table-row>
        <table:table-row table:style-name="ro1">
          <table:table-cell office:value-type="float" office:value="2323.233" calcext:value-type="float">
            <text:p>2323.233</text:p>
          </table:table-cell>
          <table:table-cell table:number-columns-repeated="5"/>
        </table:table-row>
        <table:table-row table:style-name="ro1">
          <table:table-cell office:value-type="float" office:value="2323.737" calcext:value-type="float">
            <text:p>2323.737</text:p>
          </table:table-cell>
          <table:table-cell table:number-columns-repeated="5"/>
        </table:table-row>
        <table:table-row table:style-name="ro1">
          <table:table-cell office:value-type="float" office:value="2322.024" calcext:value-type="float">
            <text:p>2322.024</text:p>
          </table:table-cell>
          <table:table-cell table:number-columns-repeated="5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3.032" calcext:value-type="float">
            <text:p>2323.032</text:p>
          </table:table-cell>
          <table:table-cell table:number-columns-repeated="5"/>
        </table:table-row>
        <table:table-row table:style-name="ro1">
          <table:table-cell office:value-type="float" office:value="2323.737" calcext:value-type="float">
            <text:p>2323.737</text:p>
          </table:table-cell>
          <table:table-cell table:number-columns-repeated="5"/>
        </table:table-row>
        <table:table-row table:style-name="ro1">
          <table:table-cell office:value-type="float" office:value="2321.823" calcext:value-type="float">
            <text:p>2321.823</text:p>
          </table:table-cell>
          <table:table-cell table:number-columns-repeated="5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5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0.715" calcext:value-type="float">
            <text:p>2320.715</text:p>
          </table:table-cell>
          <table:table-cell table:number-columns-repeated="5"/>
        </table:table-row>
        <table:table-row table:style-name="ro1">
          <table:table-cell office:value-type="float" office:value="2321.018" calcext:value-type="float">
            <text:p>2321.018</text:p>
          </table:table-cell>
          <table:table-cell table:number-columns-repeated="5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5"/>
        </table:table-row>
        <table:table-row table:style-name="ro1">
          <table:table-cell office:value-type="float" office:value="2323.636" calcext:value-type="float">
            <text:p>2323.636</text:p>
          </table:table-cell>
          <table:table-cell table:number-columns-repeated="5"/>
        </table:table-row>
        <table:table-row table:style-name="ro1">
          <table:table-cell office:value-type="float" office:value="2322.83" calcext:value-type="float">
            <text:p>2322.83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54.956" calcext:value-type="float">
            <text:p>2354.956</text:p>
          </table:table-cell>
          <table:table-cell table:formula="of:=AVERAGE([.A103:.A171])" office:value-type="float" office:value="2354.06428985507" calcext:value-type="float">
            <text:p>2354.06428985507</text:p>
          </table:table-cell>
          <table:table-cell table:formula="of:=AVERAGE([.F103:.F108])" office:value-type="float" office:value="5.04933333333333" calcext:value-type="float">
            <text:p>5.04933333333333</text:p>
          </table:table-cell>
          <table:table-cell table:formula="of:=2*[.C103]" office:value-type="float" office:value="10.0986666666667" calcext:value-type="float">
            <text:p>10.0986666666667</text:p>
          </table:table-cell>
          <table:table-cell table:formula="of:=[.D103]/[.B103]" office:value-type="float" office:value="0.00428988567142675" calcext:value-type="float">
            <text:p>0.004289885671427</text:p>
          </table:table-cell>
          <table:table-cell office:value-type="float" office:value="5.049" calcext:value-type="float">
            <text:p>5.049</text:p>
          </table:table-cell>
        </table:table-row>
        <table:table-row table:style-name="ro1">
          <table:table-cell office:value-type="float" office:value="2354.453" calcext:value-type="float">
            <text:p>2354.453</text:p>
          </table:table-cell>
          <table:table-cell table:number-columns-repeated="4"/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2354.251" calcext:value-type="float">
            <text:p>2354.251</text:p>
          </table:table-cell>
          <table:table-cell table:number-columns-repeated="4"/>
          <table:table-cell office:value-type="float" office:value="5.049" calcext:value-type="float">
            <text:p>5.049</text:p>
          </table:table-cell>
        </table:table-row>
        <table:table-row table:style-name="ro1">
          <table:table-cell office:value-type="float" office:value="2352.64" calcext:value-type="float">
            <text:p>2352.64</text:p>
          </table:table-cell>
          <table:table-cell table:number-columns-repeated="4"/>
          <table:table-cell office:value-type="float" office:value="5.049" calcext:value-type="float">
            <text:p>5.049</text:p>
          </table:table-cell>
        </table:table-row>
        <table:table-row table:style-name="ro1">
          <table:table-cell office:value-type="float" office:value="2353.445" calcext:value-type="float">
            <text:p>2353.445</text:p>
          </table:table-cell>
          <table:table-cell table:number-columns-repeated="4"/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2352.338" calcext:value-type="float">
            <text:p>2352.338</text:p>
          </table:table-cell>
          <table:table-cell table:number-columns-repeated="4"/>
          <table:table-cell office:value-type="float" office:value="5.049" calcext:value-type="float">
            <text:p>5.049</text:p>
          </table:table-cell>
        </table:table-row>
        <table:table-row table:style-name="ro1">
          <table:table-cell office:value-type="float" office:value="2354.352" calcext:value-type="float">
            <text:p>2354.352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5.56" calcext:value-type="float">
            <text:p>2355.56</text:p>
          </table:table-cell>
          <table:table-cell table:number-columns-repeated="5"/>
        </table:table-row>
        <table:table-row table:style-name="ro1">
          <table:table-cell office:value-type="float" office:value="2354.553" calcext:value-type="float">
            <text:p>2354.553</text:p>
          </table:table-cell>
          <table:table-cell table:number-columns-repeated="5"/>
        </table:table-row>
        <table:table-row table:style-name="ro1">
          <table:table-cell office:value-type="float" office:value="2354.956" calcext:value-type="float">
            <text:p>2354.956</text:p>
          </table:table-cell>
          <table:table-cell table:number-columns-repeated="5"/>
        </table:table-row>
        <table:table-row table:style-name="ro1">
          <table:table-cell office:value-type="float" office:value="2355.057" calcext:value-type="float">
            <text:p>2355.057</text:p>
          </table:table-cell>
          <table:table-cell table:number-columns-repeated="5"/>
        </table:table-row>
        <table:table-row table:style-name="ro1">
          <table:table-cell office:value-type="float" office:value="2355.862" calcext:value-type="float">
            <text:p>2355.862</text:p>
          </table:table-cell>
          <table:table-cell table:number-columns-repeated="5"/>
        </table:table-row>
        <table:table-row table:style-name="ro1">
          <table:table-cell office:value-type="float" office:value="2355.359" calcext:value-type="float">
            <text:p>2355.359</text:p>
          </table:table-cell>
          <table:table-cell table:number-columns-repeated="5"/>
        </table:table-row>
        <table:table-row table:style-name="ro1">
          <table:table-cell office:value-type="float" office:value="2351.935" calcext:value-type="float">
            <text:p>2351.935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4.956" calcext:value-type="float">
            <text:p>2354.956</text:p>
          </table:table-cell>
          <table:table-cell table:number-columns-repeated="5"/>
        </table:table-row>
        <table:table-row table:style-name="ro1">
          <table:table-cell office:value-type="float" office:value="2353.949" calcext:value-type="float">
            <text:p>2353.949</text:p>
          </table:table-cell>
          <table:table-cell table:number-columns-repeated="5"/>
        </table:table-row>
        <table:table-row table:style-name="ro1">
          <table:table-cell office:value-type="float" office:value="2354.15" calcext:value-type="float">
            <text:p>2354.15</text:p>
          </table:table-cell>
          <table:table-cell table:number-columns-repeated="5"/>
        </table:table-row>
        <table:table-row table:style-name="ro1">
          <table:table-cell office:value-type="float" office:value="2353.848" calcext:value-type="float">
            <text:p>2353.848</text:p>
          </table:table-cell>
          <table:table-cell table:number-columns-repeated="5"/>
        </table:table-row>
        <table:table-row table:style-name="ro1">
          <table:table-cell office:value-type="float" office:value="2355.057" calcext:value-type="float">
            <text:p>2355.057</text:p>
          </table:table-cell>
          <table:table-cell table:number-columns-repeated="5"/>
        </table:table-row>
        <table:table-row table:style-name="ro1">
          <table:table-cell office:value-type="float" office:value="2351.532" calcext:value-type="float">
            <text:p>2351.532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5.157" calcext:value-type="float">
            <text:p>2355.157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3.143" calcext:value-type="float">
            <text:p>2353.143</text:p>
          </table:table-cell>
          <table:table-cell table:number-columns-repeated="5"/>
        </table:table-row>
        <table:table-row table:style-name="ro1">
          <table:table-cell office:value-type="float" office:value="2353.748" calcext:value-type="float">
            <text:p>2353.748</text:p>
          </table:table-cell>
          <table:table-cell table:number-columns-repeated="5"/>
        </table:table-row>
        <table:table-row table:style-name="ro1">
          <table:table-cell office:value-type="float" office:value="2354.956" calcext:value-type="float">
            <text:p>2354.956</text:p>
          </table:table-cell>
          <table:table-cell table:number-columns-repeated="5"/>
        </table:table-row>
        <table:table-row table:style-name="ro1">
          <table:table-cell office:value-type="float" office:value="2354.553" calcext:value-type="float">
            <text:p>2354.553</text:p>
          </table:table-cell>
          <table:table-cell table:number-columns-repeated="5"/>
        </table:table-row>
        <table:table-row table:style-name="ro1">
          <table:table-cell office:value-type="float" office:value="2355.963" calcext:value-type="float">
            <text:p>2355.963</text:p>
          </table:table-cell>
          <table:table-cell table:number-columns-repeated="5"/>
        </table:table-row>
        <table:table-row table:style-name="ro1">
          <table:table-cell office:value-type="float" office:value="2352.841" calcext:value-type="float">
            <text:p>2352.841</text:p>
          </table:table-cell>
          <table:table-cell table:number-columns-repeated="5"/>
        </table:table-row>
        <table:table-row table:style-name="ro1">
          <table:table-cell office:value-type="float" office:value="2354.352" calcext:value-type="float">
            <text:p>2354.352</text:p>
          </table:table-cell>
          <table:table-cell table:number-columns-repeated="5"/>
        </table:table-row>
        <table:table-row table:style-name="ro1">
          <table:table-cell office:value-type="float" office:value="2352.338" calcext:value-type="float">
            <text:p>2352.338</text:p>
          </table:table-cell>
          <table:table-cell table:number-columns-repeated="5"/>
        </table:table-row>
        <table:table-row table:style-name="ro1">
          <table:table-cell office:value-type="float" office:value="2354.956" calcext:value-type="float">
            <text:p>2354.956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4.251" calcext:value-type="float">
            <text:p>2354.251</text:p>
          </table:table-cell>
          <table:table-cell table:number-columns-repeated="5"/>
        </table:table-row>
        <table:table-row table:style-name="ro1">
          <table:table-cell office:value-type="float" office:value="2351.733" calcext:value-type="float">
            <text:p>2351.733</text:p>
          </table:table-cell>
          <table:table-cell table:number-columns-repeated="5"/>
        </table:table-row>
        <table:table-row table:style-name="ro1">
          <table:table-cell office:value-type="float" office:value="2353.647" calcext:value-type="float">
            <text:p>2353.647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3.647" calcext:value-type="float">
            <text:p>2353.647</text:p>
          </table:table-cell>
          <table:table-cell table:number-columns-repeated="5"/>
        </table:table-row>
        <table:table-row table:style-name="ro1">
          <table:table-cell office:value-type="float" office:value="2355.258" calcext:value-type="float">
            <text:p>2355.258</text:p>
          </table:table-cell>
          <table:table-cell table:number-columns-repeated="5"/>
        </table:table-row>
        <table:table-row table:style-name="ro1">
          <table:table-cell office:value-type="float" office:value="2355.56" calcext:value-type="float">
            <text:p>2355.56</text:p>
          </table:table-cell>
          <table:table-cell table:number-columns-repeated="5"/>
        </table:table-row>
        <table:table-row table:style-name="ro1">
          <table:table-cell office:value-type="float" office:value="2354.453" calcext:value-type="float">
            <text:p>2354.453</text:p>
          </table:table-cell>
          <table:table-cell table:number-columns-repeated="5"/>
        </table:table-row>
        <table:table-row table:style-name="ro1">
          <table:table-cell office:value-type="float" office:value="2355.862" calcext:value-type="float">
            <text:p>2355.862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5.359" calcext:value-type="float">
            <text:p>2355.359</text:p>
          </table:table-cell>
          <table:table-cell table:number-columns-repeated="5"/>
        </table:table-row>
        <table:table-row table:style-name="ro1">
          <table:table-cell office:value-type="float" office:value="2353.647" calcext:value-type="float">
            <text:p>2353.647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3.546" calcext:value-type="float">
            <text:p>2353.546</text:p>
          </table:table-cell>
          <table:table-cell table:number-columns-repeated="5"/>
        </table:table-row>
        <table:table-row table:style-name="ro1">
          <table:table-cell office:value-type="float" office:value="2354.15" calcext:value-type="float">
            <text:p>2354.15</text:p>
          </table:table-cell>
          <table:table-cell table:number-columns-repeated="5"/>
        </table:table-row>
        <table:table-row table:style-name="ro1">
          <table:table-cell office:value-type="float" office:value="2353.949" calcext:value-type="float">
            <text:p>2353.949</text:p>
          </table:table-cell>
          <table:table-cell table:number-columns-repeated="5"/>
        </table:table-row>
        <table:table-row table:style-name="ro1">
          <table:table-cell office:value-type="float" office:value="2355.057" calcext:value-type="float">
            <text:p>2355.057</text:p>
          </table:table-cell>
          <table:table-cell table:number-columns-repeated="5"/>
        </table:table-row>
        <table:table-row table:style-name="ro1">
          <table:table-cell office:value-type="float" office:value="2354.755" calcext:value-type="float">
            <text:p>2354.755</text:p>
          </table:table-cell>
          <table:table-cell table:number-columns-repeated="5"/>
        </table:table-row>
        <table:table-row table:style-name="ro1">
          <table:table-cell office:value-type="float" office:value="2354.553" calcext:value-type="float">
            <text:p>2354.553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4.05" calcext:value-type="float">
            <text:p>2354.05</text:p>
          </table:table-cell>
          <table:table-cell table:number-columns-repeated="5"/>
        </table:table-row>
        <table:table-row table:style-name="ro1">
          <table:table-cell office:value-type="float" office:value="2354.15" calcext:value-type="float">
            <text:p>2354.15</text:p>
          </table:table-cell>
          <table:table-cell table:number-columns-repeated="5"/>
        </table:table-row>
        <table:table-row table:style-name="ro1">
          <table:table-cell office:value-type="float" office:value="2354.251" calcext:value-type="float">
            <text:p>2354.251</text:p>
          </table:table-cell>
          <table:table-cell table:number-columns-repeated="5"/>
        </table:table-row>
        <table:table-row table:style-name="ro1">
          <table:table-cell office:value-type="float" office:value="2352.942" calcext:value-type="float">
            <text:p>2352.942</text:p>
          </table:table-cell>
          <table:table-cell table:number-columns-repeated="5"/>
        </table:table-row>
        <table:table-row table:style-name="ro1">
          <table:table-cell office:value-type="float" office:value="2352.539" calcext:value-type="float">
            <text:p>2352.539</text:p>
          </table:table-cell>
          <table:table-cell table:number-columns-repeated="5"/>
        </table:table-row>
        <table:table-row table:style-name="ro1">
          <table:table-cell office:value-type="float" office:value="2354.956" calcext:value-type="float">
            <text:p>2354.956</text:p>
          </table:table-cell>
          <table:table-cell table:number-columns-repeated="5"/>
        </table:table-row>
        <table:table-row table:style-name="ro1">
          <table:table-cell office:value-type="float" office:value="2351.834" calcext:value-type="float">
            <text:p>2351.834</text:p>
          </table:table-cell>
          <table:table-cell table:number-columns-repeated="5"/>
        </table:table-row>
        <table:table-row table:style-name="ro1">
          <table:table-cell office:value-type="float" office:value="2356.87" calcext:value-type="float">
            <text:p>2356.87</text:p>
          </table:table-cell>
          <table:table-cell table:number-columns-repeated="5"/>
        </table:table-row>
        <table:table-row table:style-name="ro1">
          <table:table-cell office:value-type="float" office:value="2353.445" calcext:value-type="float">
            <text:p>2353.445</text:p>
          </table:table-cell>
          <table:table-cell table:number-columns-repeated="5"/>
        </table:table-row>
        <table:table-row table:style-name="ro1">
          <table:table-cell office:value-type="float" office:value="2353.748" calcext:value-type="float">
            <text:p>2353.748</text:p>
          </table:table-cell>
          <table:table-cell table:number-columns-repeated="5"/>
        </table:table-row>
        <table:table-row table:style-name="ro1">
          <table:table-cell office:value-type="float" office:value="2353.949" calcext:value-type="float">
            <text:p>2353.949</text:p>
          </table:table-cell>
          <table:table-cell table:number-columns-repeated="5"/>
        </table:table-row>
        <table:table-row table:style-name="ro1">
          <table:table-cell office:value-type="float" office:value="2353.143" calcext:value-type="float">
            <text:p>2353.14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6:05:39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3T16:23:00.085000000</dc:date>
    <meta:editing-duration>PT4H12M47S</meta:editing-duration>
    <meta:editing-cycles>69</meta:editing-cycles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2:Sheet1.A40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4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7411">
                <text:p>2.037411</text:p>
                <draw:g>
                  <svg:desc>Sheet1.A22:Sheet1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7411">
                <text:p>2.037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7209">
                <text:p>2.037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7325">
                <text:p>2.03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7476">
                <text:p>2.037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7476">
                <text:p>2.037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7383">
                <text:p>2.037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7383">
                <text:p>2.03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7279">
                <text:p>2.037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7279">
                <text:p>2.03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7159">
                <text:p>2.037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7159">
                <text:p>2.037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7182">
                <text:p>2.037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7343">
                <text:p>2.037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7035">
                <text:p>2.037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7209">
                <text:p>2.037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7035">
                <text:p>2.037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36861">
                <text:p>2.036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